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c4e0" officeooo:paragraph-rsid="0014c4e0"/>
    </style:style>
    <style:style style:name="P2" style:family="paragraph" style:parent-style-name="Standard">
      <style:text-properties officeooo:rsid="0014c4e0" officeooo:paragraph-rsid="0014c4e0"/>
    </style:style>
    <style:style style:name="P3" style:family="paragraph" style:parent-style-name="Standard">
      <style:text-properties officeooo:rsid="0014c4e0" officeooo:paragraph-rsid="0017ab82"/>
    </style:style>
    <style:style style:name="T1" style:family="text">
      <style:text-properties officeooo:rsid="00159983"/>
    </style:style>
    <style:style style:name="T2" style:family="text">
      <style:text-properties officeooo:rsid="0017ab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c -cp /opt/local/opencv/3.0/share/OpenCV/java/opencv-300.jar <text:span text:style-name="T1">E</text:span>rosion.java <text:span text:style-name="T1">Dilation.java Opening.java Closing.java</text:span></text:p>
      <text:p text:style-name="P1"/>
      <text:p text:style-name="P1">java <text:s/>-cp /opt/local/opencv/3.0/share/OpenCV/java/opencv-300.jar:. -Djava.library.path=/opt/local/opencv/3.0/share/OpenCV/java/ <text:span text:style-name="T1">E</text:span>rosion lena.png lena_<text:span text:style-name="T2">E</text:span>rosion.png </text:p>
      <text:p text:style-name="P1"/>
      <text:p text:style-name="P3">java <text:s/>-cp /opt/local/opencv/3.0/share/OpenCV/java/opencv-300.jar:. -Djava.library.path=/opt/local/opencv/3.0/share/OpenCV/java/ <text:span text:style-name="T2">Dilation</text:span> lena.png lena_<text:span text:style-name="T2">Dilation</text:span>.png</text:p>
      <text:p text:style-name="P3"/>
      <text:p text:style-name="P3">java <text:s/>-cp /opt/local/opencv/3.0/share/OpenCV/java/opencv-300.jar:. -Djava.library.path=/opt/local/opencv/3.0/share/OpenCV/java/ <text:span text:style-name="T2">Opening</text:span> lena.png lena_<text:span text:style-name="T2">Opening</text:span>.png</text:p>
      <text:p text:style-name="P3"/>
      <text:p text:style-name="P3">java <text:s/>-cp /opt/local/opencv/3.0/share/OpenCV/java/opencv-300.jar:. -Djava.library.path=/opt/local/opencv/3.0/share/OpenCV/java/ <text:span text:style-name="T2">Closing</text:span> lena.png lena_<text:span text:style-name="T2">Closing</text:span>.png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3:07.370805940</meta:creation-date>
    <dc:date>2018-01-17T12:28:06.142423900</dc:date>
    <meta:editing-duration>PT2M41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35" meta:character-count="767" meta:non-whitespace-character-count="729"/>
  </office:meta>
</office:document-meta>
</file>